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ANJAS AMAZONICAS SA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RANJAS AMAZONICAS SA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UENTES QUINO, OMAR GAL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VACUNA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953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2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7:1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8:2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0T21:14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